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.014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72pt" fo:font-weight="bold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.014cm" svg:x="0cm" svg:y="-0.014cm" presentation:class="title" presentation:user-transformed="true">
          <draw:text-box>
            <text:p text:style-name="P1"><text:span text:style-name="T1">1. Maryjo, śliczna Pani</text:span><text:span text:style-name="T1"><text:line-break/></text:span><text:span text:style-name="T1">Matko Boga </text:span><text:span text:style-name="T1">i ludzi na ziemi</text:span><text:span text:style-name="T1"><text:line-break/></text:span><text:span text:style-name="T2">Tyś świata królową</text:span><text:span text:style-name="T2"><text:line-break/></text:span><text:span text:style-name="T2">Tyś gwiazdą na niebie</text:span><text:span text:style-name="T2"><text:line-break/></text:span><text:span text:style-name="T2">Ty nas wiedziesz</text:span><text:span text:style-name="T2"><text:line-break/></text:span><text:span text:style-name="T2">przed Jezusa wieczny tr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.014cm" svg:x="-0.001cm" svg:y="0cm" presentation:class="title" presentation:user-transformed="true">
          <draw:text-box>
            <text:p text:style-name="P1"><text:span text:style-name="T1">ref. Maryja,</text:span><text:span text:style-name="T1"><text:line-break/></text:span><text:span text:style-name="T1">ave Maryja</text:span><text:span text:style-name="T1"><text:line-break/></text:span><text:span text:style-name="T1">u Boga nam wybłagaj</text:span><text:span text:style-name="T1"><text:line-break/></text:span><text:span text:style-name="T1">zdroje łask</text:span><text:span text:style-name="T1"><text:line-break/></text:span><text:span text:style-name="T2">by świat lepszym był</text:span><text:span text:style-name="T2"><text:line-break/></text:span><text:span text:style-name="T2">by w miłości żył</text:span><text:span text:style-name="T2"><text:line-break/></text:span><text:span text:style-name="T2">O Maryjo,</text:span><text:span text:style-name="T2"><text:line-break/></text:span><text:span text:style-name="T2">miej w opiece dzieci swe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draw:frame presentation:style-name="pr1" draw:text-style-name="P2" draw:layer="layout" svg:width="28cm" svg:height="21.014cm" svg:x="0cm" svg:y="-0.014cm" presentation:class="title" presentation:user-transformed="true">
          <draw:text-box>
            <text:p text:style-name="P1"><text:span text:style-name="T1">2. Maryjo, śliczna Pani,</text:span><text:span text:style-name="T1"><text:line-break/></text:span><text:span text:style-name="T1">świat dziś czuje</text:span><text:span text:style-name="T1"><text:line-break/></text:span><text:span text:style-name="T1">na swych ustach </text:span><text:span text:style-name="T1">gorzkie łzy</text:span><text:span text:style-name="T1"><text:line-break/></text:span><text:span text:style-name="T2">w sercu ból, smutek, żal,</text:span><text:span text:style-name="T2"><text:line-break/></text:span><text:span text:style-name="T2">A w oczach wciąż strach,</text:span><text:span text:style-name="T2"><text:line-break/></text:span><text:span text:style-name="T2">Usłysz Pani błagania,</text:span><text:span text:style-name="T2"><text:line-break/></text:span><text:span text:style-name="T2">pomóż nam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.014cm" svg:x="0cm" svg:y="-0.015cm" presentation:class="title" presentation:user-transformed="true">
          <draw:text-box>
            <text:p text:style-name="P1"><text:span text:style-name="T1">ref. Maryja,</text:span><text:span text:style-name="T1"><text:line-break/></text:span><text:span text:style-name="T1">ave Maryja</text:span><text:span text:style-name="T1"><text:line-break/></text:span><text:span text:style-name="T1">u Boga nam wybłagaj</text:span><text:span text:style-name="T1"><text:line-break/></text:span><text:span text:style-name="T1">zdroje łask</text:span><text:span text:style-name="T1"><text:line-break/></text:span><text:span text:style-name="T2">by świat lepszym był</text:span><text:span text:style-name="T2"><text:line-break/></text:span><text:span text:style-name="T2">by w miłości żył</text:span><text:span text:style-name="T2"><text:line-break/></text:span><text:span text:style-name="T2">O Maryjo,</text:span><text:span text:style-name="T2"><text:line-break/></text:span><text:span text:style-name="T2">miej w opiece dzieci swe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3</text:page-number></text:span></text:p>
        </draw:text-box>
      </draw:frame>
    </style:handout-master>
    <style:master-page style:name="Domyślnie" style:page-layout-name="PM1" draw:style-name="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3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7-05-21T18:33:21</meta:creation-date>
    <dc:creator>Rafał Talacha</dc:creator>
    <dc:date>2009-01-27T08:21:05</dc:date>
    <dc:language>pl-PL</dc:language>
    <meta:editing-cycles>7</meta:editing-cycles>
    <meta:editing-duration>PT9M15S</meta:editing-duration>
    <meta:user-defined meta:name="Info 1"/>
    <meta:user-defined meta:name="Info 2"/>
    <meta:user-defined meta:name="Info 3"/>
    <meta:user-defined meta:name="Info 4"/>
    <meta:document-statistic meta:object-count="33"/>
  </office:meta>
</office:document-meta>
</file>